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Footer">
      <style:text-properties officeooo:rsid="0009b4ec" officeooo:paragraph-rsid="0009b4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tatistics for Big Data Project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9b4ec" officeooo:paragraph-rsid="0009b4e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lex and Lauren<text:tab/><text:tab/>Statistics Projec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3:57:34.486075845</meta:creation-date>
    <dc:date>2015-11-20T13:58:36.875477973</dc:date>
    <meta:editing-duration>P0D</meta:editing-duration>
    <meta:editing-cycles>1</meta:editing-cycles>
    <meta:document-statistic meta:table-count="0" meta:image-count="0" meta:object-count="0" meta:page-count="1" meta:paragraph-count="2" meta:word-count="10" meta:character-count="66" meta:non-whitespace-character-count="57"/>
    <meta:generator>LibreOffice/4.2.8.2$Linux_X86_64 LibreOffice_project/420m0$Build-2</meta:generator>
  </office:meta>
</office:document-meta>
</file>